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sterTestRecorderJUnitTest.MasterTestRecorderJUnit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sterTestRecorderJUnitTest.getTestDefinitions( WebappDefinition webap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asterTestRecorderJUnitTest.getTestList( String testList , TestDefinitions testDef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asterTestRecorderJUnitTest.initialize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MasterTestRecorderJUnitTest.addWebapp( Map map , WebappConfig webap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sterTestRecorderJUnitTest.getTests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sterTestRecorderJUnitTest.getCategories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sterTestRecorderJUnitTest.retrieveTestDefinitions( ServerDefinition server , WebappDefinition webapp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MasterTestRecorderJUnitTest.getDeleteResults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sterTestRecorderJUnitTest.getWebapps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sterTestRecorderJUnitTest.executeXMLRequest( HttpMethod method , String uri , String resourceIdentifi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sterTestRecorderJUnitTest.getTestsByCategory( String categoryList , TestDefinitions testDef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asterTestRecorderJUnitTest.getProperty( String pr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sterTestRecorderJUnitTest.buildSuite( TestSuite suit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MasterTestRecorderJUnitTest.genUri( String protocol , String host , int port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sterTestRecorderJUnitTest.addList( List list , TestSuite suite , HashMap webappMap , boolean includeWebappI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sterTestRecorderJUnitTest.sui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asterTestRecorderJUnitTest.executeHttpRequest( HttpClient client , HttpMethod metho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